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ObjectReplacements/Object 1" manifest:media-type="application/x-openoffice-gdimetafile;windows_formatname=&quot;GDIMetaFile&quot;"/>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line-height="150%" fo:text-align="justify" style:justify-single-word="false">
        <style:tab-stops>
          <style:tab-stop style:position="0.25in"/>
        </style:tab-stops>
      </style:paragraph-properties>
      <style:text-properties fo:language="fr" fo:country="FR" fo:font-weight="normal" officeooo:rsid="00147402" officeooo:paragraph-rsid="00147402" style:font-size-asian="10.5pt" style:font-weight-asian="normal" style:font-weight-complex="normal"/>
    </style:style>
    <style:style style:name="P3" style:family="paragraph" style:parent-style-name="Standard">
      <style:paragraph-properties fo:text-align="justify" style:justify-single-word="false"/>
      <style:text-properties fo:language="fr" fo:country="FR" fo:font-weight="normal" officeooo:rsid="001067f0" officeooo:paragraph-rsid="001067f0" style:font-weight-asian="normal" style:font-weight-complex="normal"/>
    </style:style>
    <style:style style:name="P4" style:family="paragraph" style:parent-style-name="Standard">
      <style:paragraph-properties fo:text-align="justify" style:justify-single-word="false"/>
      <style:text-properties fo:language="fr" fo:country="FR" fo:font-weight="bold" officeooo:rsid="001067f0" officeooo:paragraph-rsid="001067f0" style:font-weight-asian="bold" style:font-weight-complex="bold"/>
    </style:style>
    <style:style style:name="P5" style:family="paragraph" style:parent-style-name="Standard">
      <style:paragraph-properties fo:text-align="center" style:justify-single-word="false"/>
      <style:text-properties fo:font-size="14pt" fo:language="fr" fo:country="FR" fo:font-weight="bold" officeooo:rsid="001067f0" officeooo:paragraph-rsid="001067f0" style:font-size-asian="14pt" style:font-weight-asian="bold" style:font-size-complex="14pt" style:font-weight-complex="bold"/>
    </style:style>
    <style:style style:name="P6" style:family="paragraph" style:parent-style-name="Standard">
      <style:paragraph-properties fo:text-align="justify" style:justify-single-word="false"/>
      <style:text-properties fo:font-size="14pt" fo:language="fr" fo:country="FR" fo:font-weight="bold" officeooo:rsid="001067f0" officeooo:paragraph-rsid="001067f0" style:font-size-asian="14pt" style:font-weight-asian="bold" style:font-size-complex="14pt" style:font-weight-complex="bold"/>
    </style:style>
    <style:style style:name="P7" style:family="paragraph" style:parent-style-name="Standard">
      <style:paragraph-properties fo:line-height="150%" fo:text-align="justify" style:justify-single-word="false">
        <style:tab-stops>
          <style:tab-stop style:position="0.25in"/>
        </style:tab-stops>
      </style:paragraph-properties>
      <style:text-properties fo:font-size="14pt" fo:language="fr" fo:country="FR" fo:font-weight="bold" officeooo:rsid="001af7a4" officeooo:paragraph-rsid="001af7a4" style:font-size-asian="14pt" style:font-weight-asian="bold" style:font-size-complex="14pt" style:font-weight-complex="bold"/>
    </style:style>
    <style:style style:name="P8" style:family="paragraph" style:parent-style-name="Standard">
      <style:paragraph-properties fo:line-height="150%" fo:text-align="justify" style:justify-single-word="false">
        <style:tab-stops>
          <style:tab-stop style:position="0.25in"/>
        </style:tab-stops>
      </style:paragraph-properties>
      <style:text-properties fo:font-size="12pt" fo:language="fr" fo:country="FR" fo:font-weight="normal" officeooo:rsid="00169ea4" officeooo:paragraph-rsid="00169ea4" style:font-size-asian="12pt" style:font-weight-asian="normal" style:font-size-complex="12pt" style:font-weight-complex="normal"/>
    </style:style>
    <style:style style:name="P9" style:family="paragraph" style:parent-style-name="Standard">
      <style:paragraph-properties fo:line-height="150%" fo:text-align="justify" style:justify-single-word="false">
        <style:tab-stops>
          <style:tab-stop style:position="0.25in"/>
        </style:tab-stops>
      </style:paragraph-properties>
      <style:text-properties fo:font-size="12pt" fo:language="fr" fo:country="FR" fo:font-weight="normal" officeooo:rsid="00169ea4" officeooo:paragraph-rsid="0017fe70" style:font-size-asian="12pt" style:font-weight-asian="normal" style:font-size-complex="12pt" style:font-weight-complex="normal"/>
    </style:style>
    <style:style style:name="P10" style:family="paragraph" style:parent-style-name="Standard">
      <style:paragraph-properties fo:line-height="150%" fo:text-align="justify" style:justify-single-word="false">
        <style:tab-stops>
          <style:tab-stop style:position="0.25in"/>
        </style:tab-stops>
      </style:paragraph-properties>
      <style:text-properties fo:font-size="12pt" fo:language="fr" fo:country="FR" fo:font-weight="normal" officeooo:rsid="001af7a4" officeooo:paragraph-rsid="001df4bd" style:font-size-asian="12pt" style:font-weight-asian="normal" style:font-size-complex="12pt" style:font-weight-complex="normal"/>
    </style:style>
    <style:style style:name="P11" style:family="paragraph" style:parent-style-name="Standard">
      <style:paragraph-properties fo:line-height="150%" fo:text-align="justify" style:justify-single-word="false">
        <style:tab-stops>
          <style:tab-stop style:position="0.25in"/>
        </style:tab-stops>
      </style:paragraph-properties>
      <style:text-properties fo:font-size="12pt" fo:language="fr" fo:country="FR" fo:font-weight="normal" officeooo:rsid="001af7a4" officeooo:paragraph-rsid="001f4e52" style:font-size-asian="12pt" style:font-weight-asian="normal" style:font-size-complex="12pt" style:font-weight-complex="normal"/>
    </style:style>
    <style:style style:name="P12" style:family="paragraph" style:parent-style-name="Standard">
      <style:paragraph-properties fo:line-height="150%" fo:text-align="justify" style:justify-single-word="false">
        <style:tab-stops>
          <style:tab-stop style:position="0.25in"/>
        </style:tab-stops>
      </style:paragraph-properties>
      <style:text-properties fo:font-size="12pt" fo:language="fr" fo:country="FR" fo:font-weight="normal" officeooo:rsid="001b236a" officeooo:paragraph-rsid="001c18b5" style:font-size-asian="12pt" style:font-weight-asian="normal" style:font-size-complex="12pt" style:font-weight-complex="normal"/>
    </style:style>
    <style:style style:name="P13" style:family="paragraph" style:parent-style-name="Standard">
      <style:paragraph-properties fo:line-height="150%" fo:text-align="justify" style:justify-single-word="false">
        <style:tab-stops>
          <style:tab-stop style:position="0.25in"/>
        </style:tab-stops>
      </style:paragraph-properties>
      <style:text-properties fo:font-size="12pt" fo:language="fr" fo:country="FR" fo:font-weight="normal" officeooo:rsid="001b236a" officeooo:paragraph-rsid="001e6bdf" style:font-size-asian="12pt" style:font-weight-asian="normal" style:font-size-complex="12pt" style:font-weight-complex="normal"/>
    </style:style>
    <style:style style:name="P14" style:family="paragraph" style:parent-style-name="Standard">
      <style:paragraph-properties fo:line-height="150%" fo:text-align="justify" style:justify-single-word="false">
        <style:tab-stops>
          <style:tab-stop style:position="0.25in"/>
        </style:tab-stops>
      </style:paragraph-properties>
      <style:text-properties fo:font-size="12pt" fo:language="fr" fo:country="FR" fo:font-weight="normal" officeooo:rsid="001b236a" officeooo:paragraph-rsid="002a4398" style:font-size-asian="12pt" style:font-weight-asian="normal" style:font-size-complex="12pt" style:font-weight-complex="normal"/>
    </style:style>
    <style:style style:name="P15" style:family="paragraph" style:parent-style-name="Standard">
      <style:paragraph-properties fo:line-height="150%" fo:text-align="justify" style:justify-single-word="false">
        <style:tab-stops>
          <style:tab-stop style:position="0.25in"/>
        </style:tab-stops>
      </style:paragraph-properties>
      <style:text-properties fo:font-size="12pt" fo:language="fr" fo:country="FR" fo:font-weight="bold" officeooo:rsid="001af7a4" officeooo:paragraph-rsid="001af7a4" style:font-size-asian="12pt" style:font-weight-asian="bold" style:font-size-complex="12pt" style:font-weight-complex="bold"/>
    </style:style>
    <style:style style:name="P16" style:family="paragraph" style:parent-style-name="Standard">
      <style:paragraph-properties fo:line-height="150%" fo:text-align="justify" style:justify-single-word="false">
        <style:tab-stops>
          <style:tab-stop style:position="0.25in"/>
        </style:tab-stops>
      </style:paragraph-properties>
      <style:text-properties fo:font-size="12pt" fo:language="fr" fo:country="FR" fo:font-weight="bold" officeooo:rsid="001b236a" officeooo:paragraph-rsid="001b236a" style:font-size-asian="12pt" style:font-weight-asian="bold" style:font-size-complex="12pt" style:font-weight-complex="bold"/>
    </style:style>
    <style:style style:name="P17" style:family="paragraph" style:parent-style-name="Standard">
      <style:paragraph-properties fo:line-height="150%" fo:text-align="justify" style:justify-single-word="false">
        <style:tab-stops>
          <style:tab-stop style:position="0.25in"/>
        </style:tab-stops>
      </style:paragraph-properties>
      <style:text-properties fo:font-size="12pt" fo:language="fr" fo:country="FR" fo:font-weight="bold" officeooo:rsid="001b236a" officeooo:paragraph-rsid="0020de96" style:font-size-asian="12pt" style:font-weight-asian="bold" style:font-size-complex="12pt" style:font-weight-complex="bold"/>
    </style:style>
    <style:style style:name="P18" style:family="paragraph" style:parent-style-name="Standard">
      <style:paragraph-properties fo:line-height="150%" fo:text-align="center" style:justify-single-word="false">
        <style:tab-stops>
          <style:tab-stop style:position="0.25in"/>
        </style:tab-stops>
      </style:paragraph-properties>
      <style:text-properties fo:font-size="12pt" fo:language="fr" fo:country="FR" fo:font-style="italic" fo:font-weight="normal" officeooo:rsid="001c18b5" officeooo:paragraph-rsid="001c18b5" style:font-size-asian="12pt" style:font-style-asian="italic" style:font-weight-asian="normal" style:font-size-complex="12pt" style:font-style-complex="italic" style:font-weight-complex="normal"/>
    </style:style>
    <style:style style:name="P19" style:family="paragraph" style:parent-style-name="Standard">
      <style:paragraph-properties fo:text-align="center" style:justify-single-word="false" fo:break-before="page"/>
      <style:text-properties fo:language="fr" fo:country="FR" fo:font-weight="bold" officeooo:rsid="001067f0" officeooo:paragraph-rsid="001067f0" style:font-weight-asian="bold" style:font-weight-complex="bold"/>
    </style:style>
    <style:style style:name="P20" style:family="paragraph" style:parent-style-name="Standard">
      <style:paragraph-properties fo:text-align="justify" style:justify-single-word="false" fo:break-before="page"/>
      <style:text-properties fo:font-size="14pt" fo:language="fr" fo:country="FR" fo:font-weight="bold" officeooo:rsid="001067f0" officeooo:paragraph-rsid="001067f0" style:font-size-asian="14pt" style:font-weight-asian="bold" style:font-size-complex="14pt" style:font-weight-complex="bold"/>
    </style:style>
    <style:style style:name="P21" style:family="paragraph" style:parent-style-name="Standard" style:master-page-name="Footnote">
      <style:paragraph-properties fo:text-align="justify" style:justify-single-word="false" style:page-number="auto"/>
      <style:text-properties fo:font-size="14pt" fo:language="fr" fo:country="FR" officeooo:rsid="001067f0" officeooo:paragraph-rsid="001067f0" style:font-size-asian="14pt" style:font-size-complex="14pt"/>
    </style:style>
    <style:style style:name="P22" style:family="paragraph" style:parent-style-name="Standard">
      <style:paragraph-properties fo:line-height="150%" fo:text-align="justify" style:justify-single-word="false">
        <style:tab-stops>
          <style:tab-stop style:position="0.25in"/>
        </style:tab-stops>
      </style:paragraph-properties>
      <style:text-properties fo:font-size="12pt" fo:language="fr" fo:country="FR" fo:font-weight="normal" officeooo:rsid="00166a88" officeooo:paragraph-rsid="00147402" style:font-size-asian="12pt" style:font-weight-asian="normal" style:font-size-complex="12pt" style:font-weight-complex="normal"/>
    </style:style>
    <style:style style:name="P23" style:family="paragraph" style:parent-style-name="Standard">
      <style:paragraph-properties fo:line-height="150%" fo:text-align="justify" style:justify-single-word="false">
        <style:tab-stops>
          <style:tab-stop style:position="0.25in"/>
        </style:tab-stops>
      </style:paragraph-properties>
      <style:text-properties style:font-name="Liberation Serif1" fo:font-size="12pt" fo:language="fr" fo:country="FR" fo:font-weight="normal" officeooo:rsid="001df4bd" officeooo:paragraph-rsid="001f4e52" style:font-size-asian="12pt" style:font-weight-asian="normal" style:font-size-complex="12pt" style:font-weight-complex="normal"/>
    </style:style>
    <style:style style:name="P24" style:family="paragraph" style:parent-style-name="Standard">
      <style:paragraph-properties fo:line-height="150%" fo:text-align="justify" style:justify-single-word="false">
        <style:tab-stops>
          <style:tab-stop style:position="0.25in"/>
        </style:tab-stops>
      </style:paragraph-properties>
      <style:text-properties style:font-name="Liberation Serif1" fo:font-size="12pt" fo:language="fr" fo:country="FR" fo:font-weight="normal" officeooo:rsid="0029407c" officeooo:paragraph-rsid="0029407c" style:font-size-asian="12pt" style:font-weight-asian="normal" style:font-size-complex="12pt" style:font-weight-complex="normal"/>
    </style:style>
    <style:style style:name="P25" style:family="paragraph">
      <loext:graphic-properties draw:fill="none" draw:fill-color="#ffffff"/>
      <style:text-properties fo:font-size="12pt"/>
    </style:style>
    <style:style style:name="T1" style:family="text">
      <style:text-properties fo:font-size="12pt" style:font-size-asian="12pt" style:font-size-complex="12pt"/>
    </style:style>
    <style:style style:name="T2" style:family="text">
      <style:text-properties fo:font-size="12pt" officeooo:rsid="00166a88" style:font-size-asian="12pt" style:font-size-complex="12pt"/>
    </style:style>
    <style:style style:name="T3" style:family="text">
      <style:text-properties fo:font-size="12pt" officeooo:rsid="0017fe70" style:font-size-asian="12pt" style:font-size-complex="12pt"/>
    </style:style>
    <style:style style:name="T4" style:family="text">
      <style:text-properties officeooo:rsid="0017fe70"/>
    </style:style>
    <style:style style:name="T5" style:family="text">
      <style:text-properties style:text-position="super 58%" officeooo:rsid="0017fe70"/>
    </style:style>
    <style:style style:name="T6" style:family="text">
      <style:text-properties officeooo:rsid="00191f64"/>
    </style:style>
    <style:style style:name="T7" style:family="text">
      <style:text-properties officeooo:rsid="001b236a"/>
    </style:style>
    <style:style style:name="T8" style:family="text">
      <style:text-properties officeooo:rsid="001b26e6"/>
    </style:style>
    <style:style style:name="T9" style:family="text">
      <style:text-properties style:font-name="Liberation Serif1" officeooo:rsid="001c18b5"/>
    </style:style>
    <style:style style:name="T10" style:family="text">
      <style:text-properties style:font-name="Liberation Serif1" officeooo:rsid="001c9946"/>
    </style:style>
    <style:style style:name="T11" style:family="text">
      <style:text-properties style:font-name="Liberation Serif1" officeooo:rsid="001df4bd"/>
    </style:style>
    <style:style style:name="T12" style:family="text">
      <style:text-properties style:font-name="Liberation Serif1" officeooo:rsid="001e6bdf"/>
    </style:style>
    <style:style style:name="T13" style:family="text">
      <style:text-properties style:font-name="Liberation Serif1" officeooo:rsid="001ed417"/>
    </style:style>
    <style:style style:name="T14" style:family="text">
      <style:text-properties style:font-name="Liberation Serif1" officeooo:rsid="001f4e52"/>
    </style:style>
    <style:style style:name="T15" style:family="text">
      <style:text-properties style:font-name="Liberation Serif1" officeooo:rsid="0020de96"/>
    </style:style>
    <style:style style:name="T16" style:family="text">
      <style:text-properties style:font-name="Liberation Serif1" officeooo:rsid="00229abb"/>
    </style:style>
    <style:style style:name="T17" style:family="text">
      <style:text-properties style:font-name="Liberation Serif1" officeooo:rsid="0024762a"/>
    </style:style>
    <style:style style:name="T18" style:family="text">
      <style:text-properties style:font-name="Liberation Serif1" officeooo:rsid="002610fb"/>
    </style:style>
    <style:style style:name="T19" style:family="text">
      <style:text-properties style:font-name="Liberation Serif1" officeooo:rsid="0029407c"/>
    </style:style>
    <style:style style:name="T20" style:family="text">
      <style:text-properties style:font-name="Liberation Serif1" officeooo:rsid="002a4398"/>
    </style:style>
    <style:style style:name="T21" style:family="text">
      <style:text-properties style:font-name="Liberation Serif1" officeooo:rsid="002b16b7"/>
    </style:style>
    <style:style style:name="T22" style:family="text">
      <style:text-properties style:font-name="Liberation Serif1" officeooo:rsid="002f6274"/>
    </style:style>
    <style:style style:name="T23" style:family="text">
      <style:text-properties style:font-name="Liberation Serif1" officeooo:rsid="00336e00"/>
    </style:style>
    <style:style style:name="T24" style:family="text">
      <style:text-properties style:font-name="Liberation Serif1" officeooo:rsid="003465e6"/>
    </style:style>
    <style:style style:name="T25" style:family="text">
      <style:text-properties style:font-name="Liberation Serif1" officeooo:rsid="00362501"/>
    </style:style>
    <style:style style:name="T26" style:family="text">
      <style:text-properties style:font-name="Liberation Serif1" officeooo:rsid="0037ca5a"/>
    </style:style>
    <style:style style:name="T27" style:family="text">
      <style:text-properties style:font-name="Liberation Serif1" officeooo:rsid="00380bd6"/>
    </style:style>
    <style:style style:name="T28" style:family="text">
      <style:text-properties style:font-name="Liberation Serif1" officeooo:rsid="00399b98"/>
    </style:style>
    <style:style style:name="T29" style:family="text">
      <style:text-properties style:font-name="Liberation Serif1" officeooo:rsid="003b3896"/>
    </style:style>
    <style:style style:name="T30" style:family="text">
      <style:text-properties style:font-name="Liberation Serif1" officeooo:rsid="003ebd2f"/>
    </style:style>
    <style:style style:name="T31" style:family="text">
      <style:text-properties style:font-name="Liberation Serif" officeooo:rsid="001b26e6"/>
    </style:style>
    <style:style style:name="T32" style:family="text">
      <style:text-properties style:font-name="Liberation Serif" officeooo:rsid="001c18b5"/>
    </style:style>
    <style:style style:name="T33" style:family="text">
      <style:text-properties style:font-name="Liberation Serif" officeooo:rsid="001c9946"/>
    </style:style>
    <style:style style:name="T34" style:family="text">
      <style:text-properties style:font-name="Liberation Serif" officeooo:rsid="001ed417"/>
    </style:style>
    <style:style style:name="T35" style:family="text">
      <style:text-properties style:text-position="sub 58%" style:font-name="Liberation Serif1" officeooo:rsid="001c18b5"/>
    </style:style>
    <style:style style:name="T36" style:family="text">
      <style:text-properties officeooo:rsid="001c9946"/>
    </style:style>
    <style:style style:name="T37" style:family="text">
      <style:text-properties officeooo:rsid="001e6bdf"/>
    </style:style>
    <style:style style:name="T38" style:family="text">
      <style:text-properties officeooo:rsid="0020741d"/>
    </style:style>
    <style:style style:name="T39" style:family="text">
      <style:text-properties officeooo:rsid="003ebd2f"/>
    </style:style>
    <style:style style:name="T40" style:family="text">
      <style:text-properties fo:font-size="12pt"/>
    </style:style>
    <style:style style:name="fr1" style:family="graphic" style:parent-style-name="Formula">
      <style:graphic-properties style:vertical-pos="from-top" style:horizontal-pos="from-left" style:horizontal-rel="paragraph-content" fo:padding="0in" fo:border="none" draw:ole-draw-aspect="1"/>
    </style:style>
    <style:style style:name="gr1" style:family="graphic">
      <style:graphic-properties draw:stroke="none" svg:stroke-color="#000000" draw:fill="none" draw:fill-color="#ffffff" fo:min-height="0.25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draw:frame text:anchor-type="paragraph" draw:z-index="0" draw:name="Shape1" draw:style-name="gr1" draw:text-style-name="P25" svg:width="1.1252in" svg:height="0.2504in" svg:x="5.6445in" svg:y="0.0256in"><draw:text-box><text:p><text:span text:style-name="T40">Master AMI2B</text:span></text:p></draw:text-box></draw:frame>Rémi MONTAGN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5">Projet d’Apprentissage Statistique</text:p>
      <text:p text:style-name="P4"/>
      <text:p text:style-name="P4"/>
      <text:p text:style-name="P4"/>
      <text:p text:style-name="P4"/>
      <text:p text:style-name="P4"/>
      <text:p text:style-name="P4"/>
      <text:p text:style-name="P4"/>
      <text:p text:style-name="P19">Table des matières</text:p>
      <text:p text:style-name="P4"/>
      <text:p text:style-name="P3"/>
      <text:p text:style-name="P20">I Etude descriptive des données</text:p>
      <text:p text:style-name="P4"/>
      <text:p text:style-name="P2"><text:tab/><text:span text:style-name="T1">Les données étudiées décrivent </text:span><text:span text:style-name="T2">certaines caractéristiques</text:span><text:span text:style-name="T1"> </text:span><text:span text:style-name="T2">de </text:span><text:span text:style-name="T1">tumeurs </text:span><text:span text:style-name="T3">mammaires</text:span><text:span text:style-name="T1">. </text:span><text:span text:style-name="T2">Le but est ici de prédire le type de la tumeur, bénin ou malin, en fonction de certaines caractérisitques du noyau de</text:span><text:span text:style-name="T3">s </text:span><text:span text:style-name="T2">cellules tumorales : rayon, texture, </text:span><text:span text:style-name="T3">concavité</text:span><text:span text:style-name="T2">…</text:span></text:p>
      <text:p text:style-name="P22"/>
      <text:p text:style-name="P8"><text:tab/>La variable réponse (Y) est donc le type de la tumeur. Il s’agit d’une variable qualitative qui possède 2 niveaux: ‘B’ pour bénin et ‘M’ pour malin. L’étude consiste à réaliser un <text:span text:style-name="T4">modèle de classification permettant de prédire le type de la tumeur avec la meilleur fiabilité possible.</text:span></text:p>
      <text:p text:style-name="P9"><text:tab/><text:span text:style-name="T4">Il y a 30 variables explicatives, toutes numériques, décrivant certaines caractéristiques du noyau : le rayon, la texure, le périmètre, l’aire, la régularité du diamètre, la compaction (perimètre</text:span><text:span text:style-name="T5">2</text:span><text:span text:style-name="T4"> / (aire – 1)), la concavité (amplitude des portions concaves du contour du noyau), le nombre de portions concaves, la symétrie et la dimension fractal du bord du noyau. Pour chacun de ces critères, 3 variables sont référencées: la valeur moyenne du critère, l’écart-type et le plus grand écart entre 2 mesures. Ces covariables peuvent prendre de nombreuses valeurs réelles : elles sont donc continues. De manière intéressante, la plupart d’entre elles sont réparties suivant une loi gaussienne, quelques-unes suivent une loi exponentielle.</text:span></text:p>
      <text:p text:style-name="P9"><text:tab/></text:p>
      <text:p text:style-name="P9"><text:tab/><text:span text:style-name="T6">De manière attendue, certaines variables sont très correllées entre elles : par exemple les valeurs moyennes du rayon, du périmètre et de l’aire. De plus, pour chaque critère pris individuellement, il y a un forte corrélation, généralement de l’ordre de 0.9, entre la valeur moyenne et le plus grand écart entre deux mesures. La corrélation est par contre moins élevée entre valeur moyenne et écart-type. Il est donc très probable que ces variables explicatives apportent une information redondante, elle ne seront vraisemblablement pas toutes retenues dans les modèles de classification.</text:span></text:p>
      <text:p text:style-name="P9"/>
      <text:p text:style-name="P7">II <text:span text:style-name="T7">Généraion de plusieurs modèles de classification</text:span></text:p>
      <text:p text:style-name="P15"/>
      <text:p text:style-name="P16">A) <text:span text:style-name="T39">Régression Logistique</text:span></text:p>
      <text:p text:style-name="P16">B) Méthode Ridge</text:p>
      <text:p text:style-name="P12"><text:tab/>Lorsque des modèles comme la régression linéaire ou la régression logistique sont délicats à metter en œuvre, il est possible d’employer la <text:span text:style-name="T36">m éthode</text:span> Ridge. <text:span text:style-name="T8">En régression, cette méthode consiste à minimiser la somme des moindres carrés (RSS) à laquelle s’ajoute une pénalité. </text:span></text:p>
      <text:p text:style-name="P18">Formule <text:span text:style-name="T38">à minimiser : </text:span><draw:frame draw:style-name="fr1" draw:name="Object1" text:anchor-type="as-char" svg:y="-0.2807in" svg:width="0.9492in" svg:height="0.4484in" draw:z-index="1"><draw:object xlink:href="./Object 1" xlink:type="simple" xlink:show="embed" xlink:actuate="onLoad"/><draw:image xlink:href="./ObjectReplacements/Object 1" xlink:type="simple" xlink:show="embed" xlink:actuate="onLoad"/></draw:frame></text:p>
      <text:p text:style-name="P12"><text:soft-page-break/></text:p>
      <text:p text:style-name="P13"><text:span text:style-name="T8"><text:tab/>Cette pénalité biaise l’estimation des paramètres mais elle permet aussi de ne pas obtenir de valeur trop élevée pour les estimateurs des paramètres </text:span><text:span text:style-name="T9">β</text:span><text:span text:style-name="T35">j</text:span><text:span text:style-name="T31"> </text:span><text:span text:style-name="T32">et donc de limiter </text:span><text:span text:style-name="T8">l’augmentation de la variance, contrairement aux modèles cherchant à minimiser la somme des carrés résiduels. Comme l’erreur de prédiction d’un modèle se décompose en son biais et sa variance, l’erreur du prédiction d’un modèle ridge sera plus faible qu’un modèle minimisant uniquement le RSS s’il est possible de diminuer la variance tout en limitant le biais induit. Sous R, cette méthode peut aussi être utilisée dans le cas de classifications. La fonction à appeler est glmnet. Ici, le jeu d’entrainement est utilisé pour générer un premier modèle à partir duquel <text:s/>le paramètre de pénalité</text:span><text:span text:style-name="T31"> </text:span><text:span text:style-name="T10">λ </text:span><text:span text:style-name="T12">va être estimé.</text:span></text:p>
      <text:p text:style-name="P10"><text:tab/><text:span text:style-name="T37">En effet, une étape importante est de trouver le paramètre de pénalité</text:span><text:span text:style-name="T31"> </text:span><text:span text:style-name="T10">λ</text:span><text:span text:style-name="T36"> optimal, qui permet de faire diminuer la variance sans induire de biais trop important. <text:s/>Afin de déterminer le meilleur </text:span><text:span text:style-name="T10">λ</text:span><text:span text:style-name="T33">, la méthode des validation croisée est utilisée </text:span><text:span text:style-name="T34">et</text:span><text:span text:style-name="T33"> la valeur de </text:span><text:span text:style-name="T31"><text:s/></text:span><text:span text:style-name="T10">λ permettant d’obtenir le modèle avec la plus faible erreur de prédiction </text:span><text:span text:style-name="T11">est </text:span><text:span text:style-name="T13">est sélectionnée</text:span><text:span text:style-name="T10">. </text:span><text:span text:style-name="T11">I</text:span><text:span text:style-name="T10">ci </text:span><text:span text:style-name="T11">le</text:span><text:span text:style-name="T10"> λ </text:span><text:span text:style-name="T11">optimal vaut </text:span><text:span text:style-name="T25">0.00</text:span><text:span text:style-name="T24">3</text:span><text:span text:style-name="T27">3</text:span><text:span text:style-name="T10">.</text:span></text:p>
      <text:p text:style-name="P11"><text:span text:style-name="T10"><text:tab/></text:span><text:span text:style-name="T11">Un modèle final est généré à partir des données d’entrâinement </text:span><text:span text:style-name="T14">et du </text:span><text:span text:style-name="T10">λ</text:span><text:span text:style-name="T11"> </text:span><text:span text:style-name="T14">optimal. L</text:span><text:span text:style-name="T11">e taux de mal classé</text:span><text:span text:style-name="T14">s</text:span><text:span text:style-name="T11"> est évalué à partir des données de test : il vaut </text:span><text:span text:style-name="T25">4.</text:span><text:span text:style-name="T27">7</text:span><text:span text:style-name="T11">%. Le modèle ridge </text:span><text:span text:style-name="T12">ainsi </text:span><text:span text:style-name="T11">généré permet donc de classifier les patients avec une assez bonne fiabilité </text:span><text:span text:style-name="T15">(9</text:span><text:span text:style-name="T26">5</text:span><text:span text:style-name="T15">.</text:span><text:span text:style-name="T27">3</text:span><text:span text:style-name="T15">%)</text:span><text:span text:style-name="T11">. Il est conservé pour être comparé aux autres modèles.</text:span></text:p>
      <text:p text:style-name="P23"/>
      <text:p text:style-name="P17"><text:span text:style-name="T11">B) </text:span><text:span text:style-name="T16">Random forest</text:span></text:p>
      <text:p text:style-name="P14"><text:span text:style-name="T11"><text:tab/></text:span><text:span text:style-name="T16">Une autre méthode de classification est la méthode random forest. Cette méthode s’appuie sur la construction d’arbres de prédictions CART. Cependant, les arbres de prédiction seuls sont sensibles aux fluctuation d’échantillonnage et ont une qualité prédictive souvent inférieure aux autres méthodes. Un arbre CART a notamment une variance assez élevée. La méthode random forest consiste à construire et aggréger plusieurs arbres CART. Cette technique permets de construire un modèle de prédiction de variance plus faible sans augmenter le biais. </text:span><text:span text:style-name="T20">Lorsqu’une prédiction doit être réalisée, l’observation </text:span><text:span text:style-name="T30">est</text:span><text:span text:style-name="T20"> classée en fonction de l’étiquette attribuée par la majorité des arbres de la forêt. Sous R, l</text:span><text:span text:style-name="T17">a fonction randomForest </text:span><text:span text:style-name="T20">permet de générer ce type de modèle</text:span><text:span text:style-name="T17">.</text:span></text:p>
      <text:p text:style-name="P14"><text:span text:style-name="T17"><text:tab/></text:span><text:span text:style-name="T18">L</text:span><text:span text:style-name="T20">ors de la construction d’un modèle random forest, l</text:span><text:span text:style-name="T18">’un des paramètres </text:span><text:span text:style-name="T20">important </text:span><text:span text:style-name="T18">à </text:span><text:span text:style-name="T20">ajuster</text:span><text:span text:style-name="T18"> est </text:span><text:span text:style-name="T19">m. </text:span><text:span text:style-name="T20">Il s’agit du</text:span><text:span text:style-name="T18"> nombre </text:span><text:span text:style-name="T20">de </text:span><text:span text:style-name="T19">variables sélectionnées aléatoirement à chaque nœud, parmi </text:span><text:span text:style-name="T22">toutes </text:span><text:span text:style-name="T19">les variables de l’échantillon, à partir desquelles l’algorithme va chercher à créer un partition. Classiquement, pour une régression, ce nombre correspond à la racine carré du nombre total de variables. Ici, il s’agirait donc de </text:span><text:span text:style-name="T20">5</text:span><text:span text:style-name="T19"> ou </text:span><text:span text:style-name="T20">6</text:span><text:span text:style-name="T19">. Cependant, la taille du jeu de données nous permet de créer un modèle pour chaque valeur de m </text:span><text:span text:style-name="T20">puis de réaliser des graphes de l’erreur OOB des modèles en fonction du nombre d’arbres inclus dans le modèle.</text:span><text:span text:style-name="T19"> </text:span><text:span text:style-name="T20">Visuellement, les valeurs de m permettant </text:span><text:soft-page-break/><text:span text:style-name="T20">d’obtenir les plus faibles taux d’erreur OOB sont sélectionnées et comparées entre elles. La meilleur valeur de m semble ici être </text:span><text:span text:style-name="T28">de 6</text:span><text:span text:style-name="T20">. </text:span></text:p>
      <text:p text:style-name="P14"><text:span text:style-name="T20"><text:tab/>Le deuxième paramètre à ajuster est le nombre d’arbres à inclure dans le modèle, B. Ici, </text:span><text:span text:style-name="T28">4</text:span><text:span text:style-name="T20">00 arbres semblent suffisant pour stabiliser l’erreur OOB </text:span><text:span text:style-name="T23">à un niveau très faible</text:span><text:span text:style-name="T20">.</text:span></text:p>
      <text:p text:style-name="P14"><text:span text:style-name="T20"><text:tab/></text:span><text:span text:style-name="T11">Un modèle final est </text:span><text:span text:style-name="T20">donc </text:span><text:span text:style-name="T11">généré à partir des données d’entrâinement </text:span><text:span text:style-name="T20">ainsi que du</text:span><text:span text:style-name="T14"> </text:span><text:span text:style-name="T20">m et du B </text:span><text:span text:style-name="T14">optima</text:span><text:span text:style-name="T21">ux</text:span><text:span text:style-name="T14">. L</text:span><text:span text:style-name="T11">e taux de mal classé</text:span><text:span text:style-name="T14">s</text:span><text:span text:style-name="T11"> est évalué à partir des données de test</text:span><text:span text:style-name="T21"> </text:span><text:span text:style-name="T29">à 6.3%.</text:span></text:p>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
      </style:footer>
    </style:master-page>
    <style:master-page style:name="Endnote" style:page-layout-name="Mpm2"/>
    <style:master-page style:name="Footnote" style:page-layout-name="Mpm3">
      <style:footer>
        <text:p text:style-name="MP1"><text:page-number text:select-page="current">5</text:page-number>/<text:page-count>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24T12:13:09.624527406</meta:creation-date>
    <dc:date>2016-11-29T19:13:08.484556210</dc:date>
    <meta:editing-duration>PT9H43M</meta:editing-duration>
    <meta:editing-cycles>24</meta:editing-cycles>
    <meta:generator>LibreOffice/5.1.4.2$Linux_X86_64 LibreOffice_project/10m0$Build-2</meta:generator>
    <meta:document-statistic meta:table-count="0" meta:image-count="0" meta:object-count="1" meta:page-count="5" meta:paragraph-count="23" meta:word-count="918" meta:character-count="5768" meta:non-whitespace-character-count="4852"/>
  </office:meta>
</office:document-meta>
</file>

<file path=Object 1/content.xml><?xml version="1.0" encoding="utf-8"?>
<math xmlns="http://www.w3.org/1998/Math/MathML" display="block">
  <semantics>
    <mrow>
      <mrow>
        <mi mathvariant="italic">RSS</mi>
        <mo stretchy="false">+</mo>
        <mi mathvariant="normal">λ</mi>
      </mrow>
      <mrow>
        <munderover>
          <mo stretchy="false">∑</mo>
          <mrow>
            <mi>j</mi>
            <mo stretchy="false">=</mo>
            <mn>1</mn>
          </mrow>
          <mi>p</mi>
        </munderover>
        <msub>
          <mi mathvariant="normal">β</mi>
          <mi>j</mi>
        </msub>
      </mrow>
    </mrow>
    <annotation encoding="StarMath 5.0">RSS + %lambda sum from{j = 1} to{p} { %beta_{j} }</annotation>
  </semantics>
</math>
</file>